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714c7" officeooo:paragraph-rsid="000714c7" style:font-size-asian="15.75pt" style:font-size-complex="18pt"/>
    </style:style>
    <style:style style:name="P2" style:family="paragraph" style:parent-style-name="Standard">
      <style:paragraph-properties fo:line-height="150%"/>
      <style:text-properties fo:font-size="16pt" fo:font-weight="bold" officeooo:rsid="0000f04b" officeooo:paragraph-rsid="0000f04b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/>
      <style:text-properties fo:font-size="16pt" fo:font-weight="bold" officeooo:rsid="0000f04b" officeooo:paragraph-rsid="0001e0bf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15%"/>
      <style:text-properties fo:font-size="16pt" fo:font-weight="bold" officeooo:rsid="0001e0bf" officeooo:paragraph-rsid="0001e0bf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15%"/>
      <style:text-properties fo:font-size="16pt" fo:font-weight="bold" officeooo:rsid="00035719" officeooo:paragraph-rsid="00035719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/>
      <style:text-properties fo:font-size="16pt" fo:font-weight="bold" officeooo:rsid="00055687" officeooo:paragraph-rsid="00055687" style:font-size-asian="14pt" style:font-weight-asian="bold" style:font-size-complex="16pt" style:font-weight-complex="bold"/>
    </style:style>
    <style:style style:name="P7" style:family="paragraph" style:parent-style-name="Standard">
      <style:paragraph-properties fo:line-height="115%"/>
      <style:text-properties fo:font-size="16pt" fo:font-weight="bold" officeooo:rsid="0007d7a1" officeooo:paragraph-rsid="0007d7a1" style:font-size-asian="14pt" style:font-weight-asian="bold" style:font-size-complex="16pt" style:font-weight-complex="bold"/>
    </style:style>
    <style:style style:name="P8" style:family="paragraph" style:parent-style-name="Standard">
      <style:paragraph-properties fo:line-height="115%"/>
      <style:text-properties fo:font-size="16pt" fo:font-weight="bold" officeooo:rsid="0000f04b" officeooo:paragraph-rsid="0001e0bf" style:font-size-asian="14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fo:font-size="16pt" fo:font-weight="bold" officeooo:rsid="0001e0bf" officeooo:paragraph-rsid="0001e0bf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15%"/>
      <style:text-properties fo:font-size="16pt" fo:font-weight="bold" officeooo:rsid="00064fe7" officeooo:paragraph-rsid="00064fe7" style:font-size-asian="14pt" style:font-weight-asian="bold" style:font-size-complex="16pt" style:font-weight-complex="bold"/>
    </style:style>
    <style:style style:name="P11" style:family="paragraph" style:parent-style-name="Standard">
      <style:paragraph-properties fo:line-height="115%"/>
      <style:text-properties fo:font-size="16pt" fo:font-weight="bold" officeooo:rsid="0008c271" officeooo:paragraph-rsid="0008c271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15%"/>
      <style:text-properties fo:font-size="16pt" fo:font-weight="normal" officeooo:rsid="0008c271" officeooo:paragraph-rsid="0008c271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15%"/>
      <style:text-properties fo:font-size="14pt" fo:font-weight="normal" officeooo:rsid="0001e0bf" officeooo:paragraph-rsid="0001e0b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size="14pt" fo:font-weight="normal" officeooo:rsid="0001e0bf" officeooo:paragraph-rsid="0000f04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15%"/>
      <style:text-properties fo:font-size="14pt" fo:font-weight="normal" officeooo:rsid="00055687" officeooo:paragraph-rsid="0005568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15%"/>
      <style:text-properties fo:font-size="14pt" fo:font-weight="normal" officeooo:rsid="0008c271" officeooo:paragraph-rsid="0008c27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15%"/>
      <style:text-properties fo:font-size="12pt" fo:font-weight="bold" officeooo:rsid="0000f04b" officeooo:paragraph-rsid="0001e0b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/>
      <style:text-properties fo:font-size="12pt" fo:font-weight="bold" officeooo:rsid="0000f04b" officeooo:paragraph-rsid="000ae3f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fo:font-size="12pt" fo:font-weight="bold" officeooo:rsid="0000f04b" officeooo:paragraph-rsid="0001e0b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fo:font-size="12pt" fo:font-weight="bold" officeooo:rsid="0000f04b" officeooo:paragraph-rsid="000ae3f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/>
      <style:text-properties fo:font-size="12pt" fo:font-weight="bold" officeooo:rsid="0001e0bf" officeooo:paragraph-rsid="0001e0b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fo:font-size="12pt" fo:font-weight="bold" officeooo:rsid="0001e0bf" officeooo:paragraph-rsid="0001e0b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/>
      <style:text-properties fo:font-size="12pt" fo:font-weight="bold" officeooo:rsid="00035719" officeooo:paragraph-rsid="0003571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font-size="12pt" fo:font-weight="bold" officeooo:rsid="00035719" officeooo:paragraph-rsid="0003571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15%"/>
      <style:text-properties fo:font-size="12pt" fo:font-weight="bold" officeooo:rsid="00055687" officeooo:paragraph-rsid="0005568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/>
      <style:text-properties fo:font-size="12pt" fo:font-weight="bold" officeooo:rsid="00055687" officeooo:paragraph-rsid="0005568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/>
      <style:text-properties fo:font-size="12pt" fo:font-weight="bold" officeooo:rsid="00064fe7" officeooo:paragraph-rsid="00064fe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/>
      <style:text-properties fo:font-size="12pt" fo:font-weight="bold" officeooo:rsid="00064fe7" officeooo:paragraph-rsid="00064fe7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/>
      <style:text-properties fo:font-size="12pt" fo:font-weight="bold" officeooo:rsid="0007d7a1" officeooo:paragraph-rsid="0007d7a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/>
      <style:text-properties fo:font-size="12pt" fo:font-weight="bold" officeooo:rsid="0007d7a1" officeooo:paragraph-rsid="0007d7a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/>
      <style:text-properties fo:font-size="12pt" fo:font-weight="bold" officeooo:rsid="0008c271" officeooo:paragraph-rsid="0008c27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/>
      <style:text-properties fo:font-size="12pt" fo:font-weight="bold" officeooo:rsid="0008c271" officeooo:paragraph-rsid="0012386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/>
      <style:text-properties fo:font-size="12pt" fo:font-weight="bold" officeooo:rsid="0008c271" officeooo:paragraph-rsid="0008c27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/>
      <style:text-properties fo:font-size="12pt" fo:font-weight="bold" officeooo:rsid="0008c271" officeooo:paragraph-rsid="0012386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/>
      <style:text-properties fo:font-size="12pt" fo:font-weight="bold" officeooo:rsid="000a6735" officeooo:paragraph-rsid="000a673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/>
      <style:text-properties fo:font-size="12pt" fo:font-weight="bold" officeooo:rsid="000a6735" officeooo:paragraph-rsid="000a673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5%"/>
      <style:text-properties fo:font-size="12pt" fo:font-weight="bold" officeooo:rsid="000f3421" officeooo:paragraph-rsid="000f342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/>
      <style:text-properties fo:font-size="12pt" fo:font-weight="bold" officeooo:rsid="000f3421" officeooo:paragraph-rsid="000f342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15%"/>
      <style:text-properties fo:font-size="12pt" officeooo:paragraph-rsid="00035719" style:font-size-asian="12pt" style:font-size-complex="12pt"/>
    </style:style>
    <style:style style:name="P40" style:family="paragraph" style:parent-style-name="Standard">
      <style:paragraph-properties fo:line-height="115%"/>
      <style:text-properties fo:font-size="12pt" officeooo:paragraph-rsid="00064fe7" style:font-size-asian="12pt" style:font-size-complex="12pt"/>
    </style:style>
    <style:style style:name="P41" style:family="paragraph" style:parent-style-name="Standard">
      <style:paragraph-properties fo:line-height="150%"/>
      <style:text-properties fo:font-size="12pt" officeooo:paragraph-rsid="00035719" style:font-size-asian="12pt" style:font-size-complex="12pt"/>
    </style:style>
    <style:style style:name="P42" style:family="paragraph" style:parent-style-name="Standard">
      <style:paragraph-properties fo:line-height="150%"/>
      <style:text-properties fo:font-size="12pt" officeooo:paragraph-rsid="00064fe7" style:font-size-asian="12pt" style:font-size-complex="12pt"/>
    </style:style>
    <style:style style:name="P43" style:family="paragraph" style:parent-style-name="Standard">
      <style:paragraph-properties fo:line-height="115%"/>
      <style:text-properties fo:font-size="12pt" fo:font-style="normal" style:text-underline-style="none" fo:font-weight="normal" officeooo:rsid="000714c7" officeooo:paragraph-rsid="00064fe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15%"/>
      <style:text-properties fo:color="#3333ff" fo:font-size="16pt" fo:font-weight="bold" officeooo:rsid="000d3bf7" officeooo:paragraph-rsid="000d3bf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line-height="115%"/>
      <style:text-properties fo:color="#3333ff" fo:font-size="16pt" fo:font-weight="bold" officeooo:rsid="000f3421" officeooo:paragraph-rsid="000f342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line-height="115%"/>
      <style:text-properties fo:color="#3333ff" fo:font-size="16pt" fo:font-weight="bold" officeooo:rsid="00133362" officeooo:paragraph-rsid="00133362" style:font-size-asian="14pt" style:font-weight-asian="bold" style:font-size-complex="16pt" style:font-weight-complex="bold"/>
    </style:style>
    <style:style style:name="P47" style:family="paragraph" style:parent-style-name="Standard">
      <style:paragraph-properties fo:line-height="115%"/>
      <style:text-properties fo:color="#3333ff" fo:font-size="16pt" fo:font-weight="bold" officeooo:rsid="0014d6fa" officeooo:paragraph-rsid="0014d6fa" style:font-size-asian="14pt" style:font-weight-asian="bold" style:font-size-complex="16pt" style:font-weight-complex="bold"/>
    </style:style>
    <style:style style:name="P48" style:family="paragraph" style:parent-style-name="Standard">
      <style:paragraph-properties fo:line-height="115%"/>
      <style:text-properties fo:color="#3333ff" fo:font-size="16pt" fo:font-weight="bold" officeooo:rsid="0016a217" officeooo:paragraph-rsid="0016a217" style:font-size-asian="14pt" style:font-weight-asian="bold" style:font-size-complex="16pt" style:font-weight-complex="bold"/>
    </style:style>
    <style:style style:name="P49" style:family="paragraph" style:parent-style-name="Standard">
      <style:paragraph-properties fo:line-height="150%"/>
      <style:text-properties fo:color="#3333ff" fo:font-size="12pt" fo:font-weight="bold" officeooo:rsid="000d3bf7" officeooo:paragraph-rsid="000d3bf7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line-height="115%"/>
      <style:text-properties fo:color="#3333ff" fo:font-size="12pt" fo:font-weight="bold" officeooo:rsid="000d3bf7" officeooo:paragraph-rsid="000d3bf7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line-height="150%"/>
      <style:text-properties fo:color="#3333ff" fo:font-size="12pt" fo:font-weight="bold" officeooo:rsid="0014d6fa" officeooo:paragraph-rsid="0014d6f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line-height="115%"/>
      <style:text-properties fo:color="#3333ff" fo:font-size="12pt" fo:font-weight="bold" officeooo:rsid="0014d6fa" officeooo:paragraph-rsid="0014d6f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line-height="115%"/>
      <style:text-properties fo:color="#3333ff" fo:font-size="12pt" fo:font-weight="bold" officeooo:rsid="0016a217" officeooo:paragraph-rsid="0016a217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line-height="115%"/>
      <style:text-properties officeooo:paragraph-rsid="00035719"/>
    </style:style>
    <style:style style:name="P55" style:family="paragraph" style:parent-style-name="Standard">
      <style:paragraph-properties fo:line-height="115%"/>
      <style:text-properties fo:color="#000000" fo:font-size="12pt" fo:font-weight="bold" officeooo:rsid="000f3421" officeooo:paragraph-rsid="000f342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line-height="115%"/>
      <style:text-properties fo:color="#000000" fo:font-size="12pt" fo:font-weight="bold" officeooo:rsid="001187a1" officeooo:paragraph-rsid="001187a1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/>
      <style:text-properties fo:color="#000000" fo:font-size="12pt" fo:font-weight="bold" officeooo:rsid="001187a1" officeooo:paragraph-rsid="001187a1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15%"/>
      <style:text-properties fo:color="#000000" fo:font-size="12pt" fo:font-weight="bold" officeooo:rsid="00133362" officeooo:paragraph-rsid="0013336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/>
      <style:text-properties fo:color="#000000" fo:font-size="12pt" fo:font-weight="bold" officeooo:rsid="00133362" officeooo:paragraph-rsid="0013336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15%"/>
      <style:text-properties fo:color="#000000" fo:font-size="16pt" fo:font-weight="bold" officeooo:rsid="001187a1" officeooo:paragraph-rsid="001187a1" style:font-size-asian="14pt" style:font-weight-asian="bold" style:font-size-complex="16pt" style:font-weight-complex="bold"/>
    </style:style>
    <style:style style:name="P61" style:family="paragraph" style:parent-style-name="Standard">
      <style:paragraph-properties fo:line-height="115%"/>
      <style:text-properties fo:color="#3333ff" fo:font-size="16pt" fo:font-weight="bold" officeooo:rsid="001187a1" officeooo:paragraph-rsid="001187a1" style:font-size-asian="14pt" style:font-weight-asian="bold" style:font-size-complex="16pt" style:font-weight-complex="bold"/>
    </style:style>
    <style:style style:name="P62" style:family="paragraph" style:parent-style-name="Standard">
      <style:paragraph-properties fo:line-height="115%"/>
      <style:text-properties fo:color="#3333ff" fo:font-size="16pt" fo:font-weight="bold" officeooo:rsid="0017bad0" officeooo:paragraph-rsid="00190ea8" style:font-size-asian="14pt" style:font-weight-asian="bold" style:font-size-complex="16pt" style:font-weight-complex="bold"/>
    </style:style>
    <style:style style:name="P63" style:family="paragraph" style:parent-style-name="Standard">
      <style:paragraph-properties fo:line-height="115%"/>
      <style:text-properties fo:color="#3333ff" fo:font-size="16pt" fo:font-weight="bold" officeooo:rsid="001b806b" officeooo:paragraph-rsid="001b806b" style:font-size-asian="14pt" style:font-weight-asian="bold" style:font-size-complex="16pt" style:font-weight-complex="bold"/>
    </style:style>
    <style:style style:name="P64" style:family="paragraph" style:parent-style-name="Standard">
      <style:paragraph-properties fo:line-height="115%"/>
      <style:text-properties fo:color="#3333ff" fo:font-size="16pt" fo:font-weight="bold" officeooo:rsid="001d0efa" officeooo:paragraph-rsid="001d0efa" style:font-size-asian="14pt" style:font-weight-asian="bold" style:font-size-complex="16pt" style:font-weight-complex="bold"/>
    </style:style>
    <style:style style:name="P65" style:family="paragraph" style:parent-style-name="Standard">
      <style:paragraph-properties fo:line-height="115%"/>
      <style:text-properties fo:color="#3333ff" fo:font-size="16pt" fo:font-weight="bold" officeooo:rsid="001fabf1" officeooo:paragraph-rsid="001fabf1" style:font-size-asian="14pt" style:font-weight-asian="bold" style:font-size-complex="16pt" style:font-weight-complex="bold"/>
    </style:style>
    <style:style style:name="P66" style:family="paragraph" style:parent-style-name="Standard">
      <style:paragraph-properties fo:line-height="115%"/>
      <style:text-properties fo:color="#3333ff" fo:font-size="16pt" fo:font-weight="bold" officeooo:rsid="00238cd0" officeooo:paragraph-rsid="00238cd0" style:font-size-asian="14pt" style:font-weight-asian="bold" style:font-size-complex="16pt" style:font-weight-complex="bold"/>
    </style:style>
    <style:style style:name="P67" style:family="paragraph" style:parent-style-name="Standard">
      <style:paragraph-properties fo:line-height="115%"/>
      <style:text-properties fo:color="#3333ff" fo:font-size="16pt" fo:font-weight="bold" officeooo:rsid="0029dc42" officeooo:paragraph-rsid="0029dc42" style:font-size-asian="16pt" style:font-weight-asian="bold" style:font-size-complex="16pt" style:font-weight-complex="bold"/>
    </style:style>
    <style:style style:name="P68" style:family="paragraph" style:parent-style-name="Standard">
      <style:paragraph-properties fo:line-height="115%"/>
      <style:text-properties fo:color="#3333ff" fo:font-size="16pt" fo:font-weight="bold" officeooo:rsid="002b4d61" officeooo:paragraph-rsid="002b4d61" style:font-size-asian="16pt" style:font-weight-asian="bold" style:font-size-complex="16pt" style:font-weight-complex="bold"/>
    </style:style>
    <style:style style:name="P69" style:family="paragraph" style:parent-style-name="Standard">
      <style:paragraph-properties fo:line-height="150%"/>
      <style:text-properties fo:color="#3333ff" fo:font-size="12pt" fo:font-weight="bold" officeooo:rsid="0017bad0" officeooo:paragraph-rsid="00190ea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line-height="115%"/>
      <style:text-properties fo:color="#3333ff" fo:font-size="12pt" fo:font-weight="bold" officeooo:rsid="0017bad0" officeooo:paragraph-rsid="00190ea8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line-height="115%"/>
      <style:text-properties fo:color="#3333ff" fo:font-size="12pt" fo:font-weight="bold" officeooo:rsid="001b806b" officeooo:paragraph-rsid="001b806b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line-height="150%"/>
      <style:text-properties fo:color="#3333ff" fo:font-size="12pt" fo:font-weight="bold" officeooo:rsid="001b806b" officeooo:paragraph-rsid="001b806b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line-height="115%"/>
      <style:text-properties fo:color="#3333ff" fo:font-size="12pt" fo:font-weight="bold" officeooo:rsid="001d0efa" officeooo:paragraph-rsid="001d0efa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line-height="115%"/>
      <style:text-properties fo:color="#3333ff" fo:font-size="12pt" fo:font-weight="bold" officeooo:rsid="001fabf1" officeooo:paragraph-rsid="001fabf1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line-height="150%"/>
      <style:text-properties fo:color="#3333ff" fo:font-size="12pt" fo:font-weight="bold" officeooo:rsid="001fabf1" officeooo:paragraph-rsid="001fabf1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line-height="115%"/>
      <style:text-properties fo:color="#3333ff" fo:font-size="12pt" fo:font-weight="bold" officeooo:rsid="00238cd0" officeooo:paragraph-rsid="00238cd0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line-height="150%"/>
      <style:text-properties fo:color="#3333ff" fo:font-size="12pt" fo:font-weight="bold" officeooo:rsid="00238cd0" officeooo:paragraph-rsid="00238cd0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line-height="150%"/>
      <style:text-properties fo:color="#3333ff" fo:font-size="12pt" fo:font-weight="bold" officeooo:rsid="0026c76a" officeooo:paragraph-rsid="0026c76a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line-height="115%"/>
      <style:text-properties fo:color="#3333ff" fo:font-size="12pt" fo:font-weight="bold" officeooo:rsid="0026c76a" officeooo:paragraph-rsid="0026c76a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line-height="150%"/>
      <style:text-properties fo:color="#3333ff" fo:font-size="12pt" fo:font-weight="bold" officeooo:rsid="0029dc42" officeooo:paragraph-rsid="0029dc4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line-height="150%"/>
      <style:text-properties fo:color="#3333ff" fo:font-size="12pt" fo:font-weight="bold" officeooo:rsid="002b4d61" officeooo:paragraph-rsid="002b4d61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line-height="115%"/>
      <style:text-properties fo:color="#3333ff" fo:font-size="12pt" fo:font-weight="bold" officeooo:rsid="002b4d61" officeooo:paragraph-rsid="002b4d61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line-height="115%"/>
      <style:text-properties fo:color="#3333ff" fo:font-size="12pt" fo:font-weight="bold" officeooo:rsid="002cf72b" officeooo:paragraph-rsid="002cf72b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line-height="150%"/>
      <style:text-properties fo:color="#3333ff" fo:font-size="12pt" fo:font-weight="bold" officeooo:rsid="002cf72b" officeooo:paragraph-rsid="002cf72b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line-height="115%"/>
      <style:text-properties fo:color="#000000" fo:font-size="12pt" fo:font-weight="normal" officeooo:rsid="00138a00" officeooo:paragraph-rsid="00133362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15%"/>
      <style:text-properties fo:color="#000000" fo:font-size="12pt" fo:font-weight="bold" officeooo:rsid="0026c76a" officeooo:paragraph-rsid="0026c76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line-height="115%"/>
      <style:text-properties fo:color="#000000" fo:font-size="12pt" fo:font-weight="bold" officeooo:rsid="00289104" officeooo:paragraph-rsid="00289104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line-height="115%"/>
      <style:text-properties fo:color="#000000" fo:font-weight="bold" officeooo:paragraph-rsid="00190ea8" style:font-weight-asian="bold" style:font-weight-complex="bold"/>
    </style:style>
    <style:style style:name="P89" style:family="paragraph" style:parent-style-name="Standard">
      <style:paragraph-properties fo:line-height="115%"/>
      <style:text-properties fo:color="#000000" fo:font-size="16pt" fo:font-weight="bold" officeooo:rsid="0026c76a" officeooo:paragraph-rsid="0026c76a" style:font-size-asian="14pt" style:font-weight-asian="bold" style:font-size-complex="16pt" style:font-weight-complex="bold"/>
    </style:style>
    <style:style style:name="P90" style:family="paragraph" style:parent-style-name="Standard">
      <style:paragraph-properties fo:line-height="115%"/>
      <style:text-properties fo:color="#000000" fo:font-size="16pt" fo:font-weight="bold" officeooo:rsid="00289104" officeooo:paragraph-rsid="00289104" style:font-size-asian="14pt" style:font-weight-asian="bold" style:font-size-complex="16pt" style:font-weight-complex="bold"/>
    </style:style>
    <style:style style:name="P91" style:family="paragraph" style:parent-style-name="Standard">
      <style:paragraph-properties fo:line-height="115%"/>
      <style:text-properties fo:font-weight="bold" officeooo:paragraph-rsid="00190ea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e0bf" style:font-weight-asian="normal" style:font-weight-complex="normal"/>
    </style:style>
    <style:style style:name="T3" style:family="text">
      <style:text-properties fo:font-weight="normal" officeooo:rsid="00035719" style:font-weight-asian="normal" style:font-weight-complex="normal"/>
    </style:style>
    <style:style style:name="T4" style:family="text">
      <style:text-properties fo:font-weight="normal" officeooo:rsid="00055687" style:font-weight-asian="normal" style:font-weight-complex="normal"/>
    </style:style>
    <style:style style:name="T5" style:family="text">
      <style:text-properties fo:font-weight="normal" officeooo:rsid="0008c271" style:font-weight-asian="normal" style:font-weight-complex="normal"/>
    </style:style>
    <style:style style:name="T6" style:family="text">
      <style:text-properties fo:font-weight="normal" officeooo:rsid="000a6735" style:font-weight-asian="normal" style:font-weight-complex="normal"/>
    </style:style>
    <style:style style:name="T7" style:family="text">
      <style:text-properties fo:font-weight="normal" officeooo:rsid="00138a00" style:font-weight-asian="normal" style:font-weight-complex="normal"/>
    </style:style>
    <style:style style:name="T8" style:family="text">
      <style:text-properties fo:font-weight="normal" officeooo:rsid="00190ea8" style:font-weight-asian="normal" style:font-weight-complex="normal"/>
    </style:style>
    <style:style style:name="T9" style:family="text">
      <style:text-properties officeooo:rsid="0001e0bf"/>
    </style:style>
    <style:style style:name="T10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officeooo:rsid="00035719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35719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714c7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64fe7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officeooo:rsid="00064fe7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35719" style:font-weight-asian="bold" style:font-weight-complex="bold"/>
    </style:style>
    <style:style style:name="T21" style:family="text">
      <style:text-properties fo:font-size="16pt" fo:font-weight="normal" officeooo:rsid="0001e0bf" style:font-size-asian="14pt" style:font-weight-asian="normal" style:font-size-complex="16pt" style:font-weight-complex="normal"/>
    </style:style>
    <style:style style:name="T22" style:family="text">
      <style:text-properties fo:font-size="16pt" fo:font-weight="normal" officeooo:rsid="000a6735" style:font-size-asian="14pt" style:font-weight-asian="normal" style:font-size-complex="16pt" style:font-weight-complex="normal"/>
    </style:style>
    <style:style style:name="T23" style:family="text">
      <style:text-properties fo:font-size="16pt" fo:font-weight="normal" officeooo:rsid="00035719" style:font-size-asian="14pt" style:font-weight-asian="normal" style:font-size-complex="16pt" style:font-weight-complex="normal"/>
    </style:style>
    <style:style style:name="T24" style:family="text">
      <style:text-properties fo:font-size="16pt" fo:font-weight="normal" officeooo:rsid="0017cf0f" style:font-size-asian="14pt" style:font-weight-asian="normal" style:font-size-complex="16pt" style:font-weight-complex="normal"/>
    </style:style>
    <style:style style:name="T25" style:family="text">
      <style:text-properties fo:font-size="16pt" style:font-size-asian="14pt" style:font-size-complex="16pt"/>
    </style:style>
    <style:style style:name="T26" style:family="text">
      <style:text-properties fo:font-size="16pt" officeooo:rsid="00190ea8" style:font-size-asian="14pt" style:font-size-complex="16pt"/>
    </style:style>
    <style:style style:name="T27" style:family="text">
      <style:text-properties fo:font-size="16pt" officeooo:rsid="001b6397" style:font-size-asian="14pt" style:font-size-complex="16pt"/>
    </style:style>
    <style:style style:name="T28" style:family="text">
      <style:text-properties fo:color="#3333ff"/>
    </style:style>
    <style:style style:name="T29" style:family="text">
      <style:text-properties fo:color="#3333ff" officeooo:rsid="00035719"/>
    </style:style>
    <style:style style:name="T30" style:family="text">
      <style:text-properties fo:color="#3333ff" fo:font-size="16pt" officeooo:rsid="00035719" style:font-size-asian="14pt" style:font-size-complex="16pt"/>
    </style:style>
    <style:style style:name="T31" style:family="text">
      <style:text-properties fo:color="#3333ff" fo:font-size="16pt" officeooo:rsid="0001e0bf" style:font-size-asian="14pt" style:font-size-complex="16pt"/>
    </style:style>
    <style:style style:name="T32" style:family="text">
      <style:text-properties fo:color="#3333ff" fo:font-size="16pt" officeooo:rsid="000a6735" style:font-size-asian="14pt" style:font-size-complex="16pt"/>
    </style:style>
    <style:style style:name="T33" style:family="text">
      <style:text-properties fo:color="#3333ff" fo:font-size="16pt" fo:font-weight="bold" officeooo:rsid="00035719" style:font-size-asian="14pt" style:font-weight-asian="bold" style:font-size-complex="16pt" style:font-weight-complex="bold"/>
    </style:style>
    <style:style style:name="T34" style:family="text">
      <style:text-properties fo:color="#3333ff" officeooo:rsid="0001e0bf"/>
    </style:style>
    <style:style style:name="T35" style:family="text">
      <style:text-properties fo:color="#3333ff" fo:font-style="normal" style:text-underline-style="none" style:font-style-asian="normal" style:font-style-complex="normal"/>
    </style:style>
    <style:style style:name="T36" style:family="text">
      <style:text-properties fo:color="#3333ff" fo:font-style="normal" style:text-underline-style="none" officeooo:rsid="000714c7" style:font-style-asian="normal" style:font-style-complex="normal"/>
    </style:style>
    <style:style style:name="T37" style:family="text">
      <style:text-properties fo:color="#3333ff" fo:font-style="normal" style:font-style-asian="normal" style:font-style-complex="normal"/>
    </style:style>
    <style:style style:name="T38" style:family="text">
      <style:text-properties fo:color="#3333ff" officeooo:rsid="0024661b"/>
    </style:style>
    <style:style style:name="T39" style:family="text">
      <style:text-properties fo:color="#3333ff" fo:background-color="#ffffff" loext:char-shading-value="0"/>
    </style:style>
    <style:style style:name="T40" style:family="text">
      <style:text-properties fo:color="#000000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fo:color="#000000" fo:font-weight="normal" officeooo:rsid="00190ea8" style:font-weight-asian="normal" style:font-weight-complex="normal"/>
    </style:style>
    <style:style style:name="T43" style:family="text">
      <style:text-properties fo:color="#000000" fo:font-weight="normal" officeooo:rsid="0024661b" style:font-weight-asian="normal" style:font-weight-complex="normal"/>
    </style:style>
    <style:style style:name="T44" style:family="text">
      <style:text-properties fo:color="#000000" fo:font-weight="normal" officeooo:rsid="002cf72b" style:font-weight-asian="normal" style:font-weight-complex="normal"/>
    </style:style>
    <style:style style:name="T4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000000" officeooo:rsid="00190ea8"/>
    </style:style>
    <style:style style:name="T47" style:family="text">
      <style:text-properties fo:color="#000000" fo:font-size="16pt" officeooo:rsid="00190ea8" style:font-size-asian="14pt" style:font-size-complex="16pt"/>
    </style:style>
    <style:style style:name="T48" style:family="text">
      <style:text-properties fo:color="#000000" fo:font-size="16pt" fo:font-weight="normal" officeooo:rsid="00190ea8" style:font-size-asian="14pt" style:font-weight-asian="normal" style:font-size-complex="16pt" style:font-weight-complex="normal"/>
    </style:style>
    <style:style style:name="T49" style:family="text">
      <style:text-properties officeooo:rsid="000a6735"/>
    </style:style>
    <style:style style:name="T50" style:family="text">
      <style:text-properties officeooo:rsid="0001e0bf" style:font-size-asian="16pt"/>
    </style:style>
    <style:style style:name="T51" style:family="text">
      <style:text-properties officeooo:rsid="00138a00"/>
    </style:style>
    <style:style style:name="T52" style:family="text">
      <style:text-properties officeooo:rsid="00190ea8"/>
    </style:style>
    <style:style style:name="T53" style:family="text">
      <style:text-properties fo:font-size="12pt" officeooo:rsid="00190ea8" style:font-size-asian="10.5pt" style:font-size-complex="12pt"/>
    </style:style>
    <style:style style:name="Sect1" style:family="section">
      <style:section-properties fo:background-color="transparent"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2409*" fo:start-indent="0in" fo:end-indent="0in"/>
          <style:column style:rel-width="2410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span text:style-name="T29">a</text:span><text:span text:style-name="T28">rbeiten</text:span> <text:span text:style-name="T1">–</text:span> <text:span text:style-name="T1">pracować</text:span></text:p>
        <text:p text:style-name="P17">ich arbeite <text:span text:style-name="T1">– ja pracuję</text:span></text:p>
        <text:p text:style-name="P17">du arbeitest<text:span text:style-name="T1"> – ty pracujesz</text:span></text:p>
        <text:p text:style-name="P17">er arbeitet <text:span text:style-name="T1">–</text:span> <text:span text:style-name="T1">on pracuje</text:span></text:p>
        <text:p text:style-name="P17">sie arbeitet <text:span text:style-name="T1">–</text:span> <text:span text:style-name="T1">ona pracuje</text:span></text:p>
        <text:p text:style-name="P17">es arbeitet <text:span text:style-name="T1">–</text:span> <text:span text:style-name="T1">ono pracuje</text:span></text:p>
        <text:p text:style-name="P17">wir arbeiten <text:span text:style-name="T1">–</text:span> <text:span text:style-name="T1">my pracujemy</text:span></text:p>
        <text:p text:style-name="P17">ihr arbeitet <text:span text:style-name="T1">–</text:span> <text:span text:style-name="T1">wy pracujecie</text:span></text:p>
        <text:p text:style-name="P17">sie arbeiten <text:span text:style-name="T1">–</text:span> <text:span text:style-name="T1">oni pracują</text:span></text:p>
        <text:p text:style-name="P19">Sie arbeiten <text:span text:style-name="T1">–</text:span> <text:span text:style-name="T1">Państwo pracują</text:span></text:p>
        <text:p text:style-name="P8"><text:span text:style-name="T29">b</text:span><text:span text:style-name="T28">ilden</text:span> <text:span text:style-name="T1">– budować</text:span></text:p>
        <text:p text:style-name="P17">ich bilde <text:span text:style-name="T1">– </text:span><text:span text:style-name="T2">ja buduję</text:span></text:p>
        <text:p text:style-name="P17">du bildest <text:span text:style-name="T1">– </text:span><text:span text:style-name="T2">ty budujesz</text:span></text:p>
        <text:p text:style-name="P17">er bildet <text:span text:style-name="T1">– </text:span><text:span text:style-name="T2">on buduje</text:span></text:p>
        <text:p text:style-name="P17">sie bildet <text:span text:style-name="T1">–</text:span><text:span text:style-name="T2"> ona buduje</text:span></text:p>
        <text:p text:style-name="P17">es bildet <text:span text:style-name="T1">– </text:span><text:span text:style-name="T2">ono buduje</text:span></text:p>
        <text:p text:style-name="P17">wir bilden <text:span text:style-name="T1">– </text:span><text:span text:style-name="T2">my budujemy</text:span></text:p>
        <text:p text:style-name="P17">ihr bildet <text:span text:style-name="T1">– </text:span><text:span text:style-name="T2">wy budujecie</text:span></text:p>
        <text:p text:style-name="P17">sie bilden <text:span text:style-name="T1">– </text:span><text:span text:style-name="T2">oni budują</text:span></text:p>
        <text:p text:style-name="P20">Sie bilden <text:span text:style-name="T1">– </text:span><text:span text:style-name="T2">Państwo budują</text:span></text:p>
        <text:p text:style-name="P18"><text:span text:style-name="T30">a</text:span><text:span text:style-name="T31">tmen</text:span><text:span text:style-name="T21"> – oddychać</text:span></text:p>
        <text:p text:style-name="P21">ich atmen<text:span text:style-name="T1"> – ja oddycham</text:span></text:p>
        <text:p text:style-name="P21">du atmest <text:span text:style-name="T1">– ty oddychasz</text:span></text:p>
        <text:p text:style-name="P21">er atmet<text:span text:style-name="T1"> – on oddycha</text:span></text:p>
        <text:p text:style-name="P21">sie atmet<text:span text:style-name="T1"> – ona oddycha</text:span></text:p>
        <text:p text:style-name="P21">es atmet<text:span text:style-name="T1"> – ono oddycha</text:span></text:p>
        <text:p text:style-name="P21">wir atmen<text:span text:style-name="T1"> – my oddychamy</text:span></text:p>
        <text:p text:style-name="P21">ihr atmet –<text:span text:style-name="T1"> wy oddychacie</text:span></text:p>
        <text:p text:style-name="P21">sie atmen –<text:span text:style-name="T1"> oni oddychają</text:span></text:p>
        <text:p text:style-name="P22">Sie atmen<text:span text:style-name="T1"> – Państwo oddychają</text:span></text:p>
        <text:p text:style-name="P9"><text:span text:style-name="T29">z</text:span><text:span text:style-name="T28">eichnen</text:span> <text:span text:style-name="T1">– rysować</text:span></text:p>
        <text:p text:style-name="P21">ich zeichne <text:span text:style-name="T1">– ja rysuję</text:span></text:p>
        <text:p text:style-name="P21">du zeichnest <text:span text:style-name="T1">– ty rysujesz</text:span></text:p>
        <text:p text:style-name="P21">er zeichnet <text:span text:style-name="T1">–</text:span> <text:span text:style-name="T1">on rysuje</text:span></text:p>
        <text:p text:style-name="P21">sie zeichnet <text:span text:style-name="T1">– ona rysuje</text:span></text:p>
        <text:p text:style-name="P21">es zeichnet <text:span text:style-name="T1">– ono rysuje</text:span></text:p>
        <text:p text:style-name="P21">wir zeichnen <text:span text:style-name="T1">– my rysujemy</text:span></text:p>
        <text:p text:style-name="P21">ihr zeichnet <text:span text:style-name="T1">– wy rysujecie</text:span></text:p>
        <text:p text:style-name="P21">sie zeichnen <text:span text:style-name="T1">– oni rysują</text:span></text:p>
        <text:p text:style-name="P21">Sie zeichnen<text:span text:style-name="T1"> – Państwo rysują</text:span></text:p>
        <text:p text:style-name="P13"/>
        <text:p text:style-name="P4"><text:span text:style-name="T28">ö</text:span><text:span text:style-name="T29">ffnen</text:span><text:span text:style-name="T3"> – otwierać</text:span></text:p>
        <text:p text:style-name="P39"><text:span text:style-name="T20">ich öffne </text:span><text:span text:style-name="T3">– ja otwieram</text:span></text:p>
        <text:p text:style-name="P39"><text:span text:style-name="T20">du öffnest</text:span><text:span text:style-name="T3"> – ty otwierasz</text:span></text:p>
        <text:p text:style-name="P39"><text:span text:style-name="T20">er öffnet</text:span><text:span text:style-name="T3"> – on otwiera</text:span></text:p>
        <text:p text:style-name="P39"><text:span text:style-name="T20">sie öffnet</text:span><text:span text:style-name="T3"> – ona otwiera</text:span></text:p>
        <text:p text:style-name="P39"><text:span text:style-name="T20">es öffnet</text:span><text:span text:style-name="T3"> – ono otwiera</text:span></text:p>
        <text:p text:style-name="P39"><text:span text:style-name="T20">wir </text:span><text:span text:style-name="T19">ö</text:span><text:span text:style-name="T20">ffnen</text:span><text:span text:style-name="T3"> – my otwieramy</text:span></text:p>
        <text:p text:style-name="P39"><text:span text:style-name="T20">ihr </text:span><text:span text:style-name="T19">ö</text:span><text:span text:style-name="T20">ffnet</text:span><text:span text:style-name="T3"> – wy otwieracie</text:span></text:p>
        <text:p text:style-name="P39"><text:span text:style-name="T20">sie </text:span><text:span text:style-name="T19">ö</text:span><text:span text:style-name="T20">ffnen</text:span><text:span text:style-name="T3"> – oni otwierają</text:span></text:p>
        <text:p text:style-name="P41"><text:span text:style-name="T20">Sie </text:span><text:span text:style-name="T19">ö</text:span><text:span text:style-name="T20">ffnen</text:span><text:span text:style-name="T3"> – Państwo otwierają</text:span></text:p>
        <text:p text:style-name="P54"><text:span text:style-name="T33">gründen</text:span><text:span text:style-name="T23"> – tworzyć, z</text:span><text:span text:style-name="T24">a</text:span><text:span text:style-name="T23">kładać</text:span></text:p>
        <text:p text:style-name="P39"><text:span text:style-name="T20">ich gründe</text:span><text:span text:style-name="T3"> – ja tworzę</text:span></text:p>
        <text:p text:style-name="P39"><text:span text:style-name="T20">du </text:span><text:span text:style-name="T19">gründ</text:span><text:span text:style-name="T20">est</text:span><text:span text:style-name="T3"> – ty tworzysz</text:span></text:p>
        <text:p text:style-name="P39"><text:span text:style-name="T20">er </text:span><text:span text:style-name="T19">gründ</text:span><text:span text:style-name="T20">et</text:span><text:span text:style-name="T3"> – on tworzy</text:span></text:p>
        <text:p text:style-name="P39"><text:span text:style-name="T20">sie </text:span><text:span text:style-name="T19">gründ</text:span><text:span text:style-name="T20">et</text:span><text:span text:style-name="T3"> – ona tworzy</text:span></text:p>
        <text:p text:style-name="P39"><text:span text:style-name="T20">es </text:span><text:span text:style-name="T19">gründ</text:span><text:span text:style-name="T20">et</text:span><text:span text:style-name="T13"> – ono tworzy</text:span></text:p>
        <text:p text:style-name="P39"><text:span text:style-name="T20">wir </text:span><text:span text:style-name="T19">gründ</text:span><text:span text:style-name="T20">en</text:span><text:span text:style-name="T3"> – my tworzymy</text:span></text:p>
        <text:p text:style-name="P39"><text:span text:style-name="T20">ihr </text:span><text:span text:style-name="T19">gründ</text:span><text:span text:style-name="T20">et</text:span><text:span text:style-name="T3"> – wy tworzycie</text:span></text:p>
        <text:p text:style-name="P39"><text:span text:style-name="T20">sie </text:span><text:span text:style-name="T19">gründ</text:span><text:span text:style-name="T20">en</text:span><text:span text:style-name="T3"> – oni tworzą</text:span></text:p>
        <text:p text:style-name="P41"><text:span text:style-name="T20">Sie </text:span><text:span text:style-name="T19">gründ</text:span><text:span text:style-name="T20">en</text:span><text:span text:style-name="T3"> – Panśtwo tworzą</text:span></text:p>
        <text:p text:style-name="P5"><text:span text:style-name="T34">k</text:span><text:span text:style-name="T28">aufen</text:span><text:span text:style-name="T1"> – kupować</text:span></text:p>
        <text:p text:style-name="P23">ich kaufe<text:span text:style-name="T1"> – </text:span><text:span text:style-name="T4">ja kupuję</text:span></text:p>
        <text:p text:style-name="P23">du kaufst<text:span text:style-name="T1"> – </text:span><text:span text:style-name="T4">ty kupujesz</text:span></text:p>
        <text:p text:style-name="P23">er kauft –<text:span text:style-name="T1"> </text:span><text:span text:style-name="T4">on kupuje</text:span></text:p>
        <text:p text:style-name="P23">sie kauft<text:span text:style-name="T1"> – </text:span><text:span text:style-name="T4">ona kupuje</text:span></text:p>
        <text:p text:style-name="P23">es kauft<text:span text:style-name="T1"> – </text:span><text:span text:style-name="T4">ono kupuje</text:span></text:p>
        <text:p text:style-name="P23">wir kaufen –<text:span text:style-name="T1"> </text:span><text:span text:style-name="T4">my kupujemy</text:span></text:p>
        <text:p text:style-name="P23">ihr kauft<text:span text:style-name="T1"> – </text:span><text:span text:style-name="T4">wy kupujecie</text:span></text:p>
        <text:p text:style-name="P23">sie kaufen<text:span text:style-name="T1"> – </text:span><text:span text:style-name="T4">oni kupują</text:span></text:p>
        <text:p text:style-name="P24">Sie kaufen<text:span text:style-name="T1"> – </text:span><text:span text:style-name="T4">Państwo kupują</text:span></text:p>
        <text:p text:style-name="P6"><text:span text:style-name="T28">finden</text:span><text:span text:style-name="T1"> – znajdować, odszukać</text:span></text:p>
        <text:p text:style-name="P25">ich finde<text:span text:style-name="T1"> – ja znajduję</text:span></text:p>
        <text:p text:style-name="P25">du findest<text:span text:style-name="T1"> – ty znajdujesz</text:span></text:p>
        <text:p text:style-name="P25">er findet<text:span text:style-name="T1"> – on znajduje</text:span></text:p>
        <text:p text:style-name="P25">sie findet<text:span text:style-name="T1"> – ona znajduje</text:span></text:p>
        <text:p text:style-name="P25">es findet<text:span text:style-name="T1"> – ono znajduje</text:span></text:p>
        <text:p text:style-name="P25">wir finden<text:span text:style-name="T1"> – my znajdujemy</text:span></text:p>
        <text:p text:style-name="P25">ihr findet<text:span text:style-name="T1"> – wy znajdujecie</text:span></text:p>
        <text:p text:style-name="P25">sie finden<text:span text:style-name="T1"> – oni znajdują</text:span></text:p>
        <text:p text:style-name="P25">Sie finden<text:span text:style-name="T1"> – Państwo znajdujecie</text:span></text:p>
        <text:p text:style-name="P15"/>
        <text:p text:style-name="P6"><text:soft-page-break/><text:span text:style-name="T28">kommen</text:span><text:span text:style-name="T1"> – pochodzić, przychodzić</text:span></text:p>
        <text:p text:style-name="P25">ich komme<text:span text:style-name="T1"> – ja pochodzę</text:span></text:p>
        <text:p text:style-name="P25">du kommst<text:span text:style-name="T1"> – ty pochodzisz</text:span></text:p>
        <text:p text:style-name="P25">er kommt<text:span text:style-name="T1"> – on pochodzi</text:span></text:p>
        <text:p text:style-name="P25">sie kommt<text:span text:style-name="T1"> – ona pochodzi</text:span></text:p>
        <text:p text:style-name="P25">es kommt<text:span text:style-name="T1"> – ono pochodzi</text:span></text:p>
        <text:p text:style-name="P25">wir kommen<text:span text:style-name="T1"> – my pochodzimy</text:span></text:p>
        <text:p text:style-name="P25">ihr kommt<text:span text:style-name="T1"> – wy pochodzicie</text:span></text:p>
        <text:p text:style-name="P25">sie kommen<text:span text:style-name="T1"> – oni pochodzą</text:span></text:p>
        <text:p text:style-name="P26">Sie kommen<text:span text:style-name="T12"> – Państwo pochodzą</text:span></text:p>
        <text:p text:style-name="P10"><text:span text:style-name="T37">passen</text:span><text:span text:style-name="T10"> – pasować</text:span></text:p>
        <text:p text:style-name="P27"><text:span text:style-name="T14">ich passe</text:span><text:span text:style-name="T15"> – ja pasuję</text:span></text:p>
        <text:p text:style-name="P27"><text:span text:style-name="T14">du passt</text:span><text:span text:style-name="T15"> – ty pasujesz</text:span></text:p>
        <text:p text:style-name="P27"><text:span text:style-name="T14">er passt</text:span><text:span text:style-name="T15"> – on pasuje</text:span></text:p>
        <text:p text:style-name="P27"><text:span text:style-name="T14">sie passt</text:span><text:span text:style-name="T15"> – ona pasuje</text:span></text:p>
        <text:p text:style-name="P27"><text:span text:style-name="T14">es passt</text:span><text:span text:style-name="T15"> – ono pasuje</text:span></text:p>
        <text:p text:style-name="P27"><text:span text:style-name="T14">wir passen</text:span><text:span text:style-name="T15"> – my pasujemy</text:span></text:p>
        <text:p text:style-name="P27"><text:span text:style-name="T14">ihr passt</text:span><text:span text:style-name="T15"> – wy pasujecie</text:span></text:p>
        <text:p text:style-name="P27"><text:span text:style-name="T14">sie passen</text:span><text:span text:style-name="T15"> – oni pasują</text:span></text:p>
        <text:p text:style-name="P28"><text:span text:style-name="T14">Sie passen</text:span><text:span text:style-name="T15"> – Państwo pasują</text:span></text:p>
        <text:p text:style-name="P10"><text:span text:style-name="T35">heißen</text:span><text:span text:style-name="T15"> – nazywać się</text:span></text:p>
        <text:p text:style-name="P40"><text:span text:style-name="T18">ich heiße</text:span><text:span text:style-name="T17"> – ja nazywam się</text:span></text:p>
        <text:p text:style-name="P40"><text:span text:style-name="T18">du heißt</text:span><text:span text:style-name="T17"> – ty nazywasz się</text:span></text:p>
        <text:p text:style-name="P40"><text:span text:style-name="T18">er heißt</text:span><text:span text:style-name="T17"> – on nazywa się</text:span></text:p>
        <text:p text:style-name="P40"><text:span text:style-name="T18">sie heißt</text:span><text:span text:style-name="T17"> – ona nazywa się</text:span></text:p>
        <text:p text:style-name="P40"><text:span text:style-name="T18">es heißt</text:span><text:span text:style-name="T17"> – ono nazywa się</text:span></text:p>
        <text:p text:style-name="P40"><text:span text:style-name="T18">wir heißen –</text:span><text:span text:style-name="T17"> my nazywamy się</text:span></text:p>
        <text:p text:style-name="P40"><text:span text:style-name="T18">ihr heißt</text:span><text:span text:style-name="T17"> – wy nazywacie się</text:span></text:p>
        <text:p text:style-name="P40"><text:span text:style-name="T18">sie heißen</text:span><text:span text:style-name="T17"> – oni nazywają się</text:span></text:p>
        <text:p text:style-name="P42"><text:span text:style-name="T18">Sie heißen</text:span><text:span text:style-name="T17"> – Państwo nazywają się</text:span></text:p>
        <text:p text:style-name="P10"><text:span text:style-name="T35">faxen</text:span><text:span text:style-name="T15"> – faksować</text:span></text:p>
        <text:p text:style-name="P27"><text:span text:style-name="T14">ich faxe</text:span><text:span text:style-name="T15"> – </text:span><text:span text:style-name="T16">ja faksuję</text:span></text:p>
        <text:p text:style-name="P27"><text:span text:style-name="T14">du faxt</text:span><text:span text:style-name="T15"> – </text:span><text:span text:style-name="T16">ty faksujesz</text:span></text:p>
        <text:p text:style-name="P27"><text:span text:style-name="T14">er faxt</text:span><text:span text:style-name="T15"> – </text:span><text:span text:style-name="T16">on faksuje</text:span></text:p>
        <text:p text:style-name="P27"><text:span text:style-name="T14">sie faxt</text:span><text:span text:style-name="T15"> – </text:span><text:span text:style-name="T16">ona faksuje</text:span></text:p>
        <text:p text:style-name="P27"><text:span text:style-name="T14">es faxt</text:span><text:span text:style-name="T15"> – </text:span><text:span text:style-name="T16">ono faksuje</text:span></text:p>
        <text:p text:style-name="P27"><text:span text:style-name="T14">wir faxen</text:span><text:span text:style-name="T15"> – </text:span><text:span text:style-name="T16">my faksujemy</text:span></text:p>
        <text:p text:style-name="P27"><text:span text:style-name="T14">ihr faxt</text:span><text:span text:style-name="T15"> – </text:span><text:span text:style-name="T16">wy faksujecie</text:span></text:p>
        <text:p text:style-name="P27"><text:span text:style-name="T14">sie faxen</text:span><text:span text:style-name="T15"> – </text:span><text:span text:style-name="T16">oni faksują</text:span></text:p>
        <text:p text:style-name="P28"><text:span text:style-name="T14">Sie faxen</text:span><text:span text:style-name="T15"> – </text:span><text:span text:style-name="T16">Państwo faksują</text:span></text:p>
        <text:p text:style-name="P43"/>
        <text:p text:style-name="P7"><text:span text:style-name="T36">t</text:span><text:span text:style-name="T35">anzen</text:span><text:span text:style-name="T15"> – tańczyć</text:span></text:p>
        <text:p text:style-name="P29"><text:span text:style-name="T14">ich tanze</text:span><text:span text:style-name="T15"> – ja tańczę</text:span></text:p>
        <text:p text:style-name="P29"><text:span text:style-name="T14">du tanzt</text:span><text:span text:style-name="T15"> – ty tańczysz</text:span></text:p>
        <text:p text:style-name="P29"><text:span text:style-name="T14">er tanzt</text:span><text:span text:style-name="T15"> – on tańczy</text:span></text:p>
        <text:p text:style-name="P29"><text:span text:style-name="T14">sie tanzt</text:span><text:span text:style-name="T15"> – ona tańczy</text:span></text:p>
        <text:p text:style-name="P29"><text:span text:style-name="T14">es tanzt</text:span><text:span text:style-name="T15"> – ono tańczy</text:span></text:p>
        <text:p text:style-name="P29"><text:span text:style-name="T14">wir tanzen</text:span><text:span text:style-name="T15"> – my tańczymy</text:span></text:p>
        <text:p text:style-name="P29"><text:span text:style-name="T14">ihr tanzt</text:span><text:span text:style-name="T15"> – wy tańczycie</text:span></text:p>
        <text:p text:style-name="P29"><text:span text:style-name="T14">sie tanzen</text:span><text:span text:style-name="T15"> – oni tańczą</text:span></text:p>
        <text:p text:style-name="P30"><text:span text:style-name="T14">Sie tanzen</text:span><text:span text:style-name="T15"> – Państwo tańczą</text:span></text:p>
        <text:p text:style-name="P7"><text:span text:style-name="T36">s</text:span><text:span text:style-name="T35">itzen</text:span><text:span text:style-name="T15"> – siedzieć</text:span></text:p>
        <text:p text:style-name="P29"><text:span text:style-name="T14">ich sitze</text:span><text:span text:style-name="T15"> – ja siedzę</text:span></text:p>
        <text:p text:style-name="P29"><text:span text:style-name="T14">du sitzt</text:span><text:span text:style-name="T15"> – ty siedzisz</text:span></text:p>
        <text:p text:style-name="P29"><text:span text:style-name="T14">er sitzt</text:span><text:span text:style-name="T15"> – on siedzi</text:span></text:p>
        <text:p text:style-name="P29"><text:span text:style-name="T14">sie sitzt</text:span><text:span text:style-name="T15"> – ona siedzi</text:span></text:p>
        <text:p text:style-name="P29"><text:span text:style-name="T14">es sitzt</text:span><text:span text:style-name="T15"> – ono siedzi</text:span></text:p>
        <text:p text:style-name="P29"><text:span text:style-name="T14">wir sitzen</text:span><text:span text:style-name="T15"> – my siedzimy</text:span></text:p>
        <text:p text:style-name="P29"><text:span text:style-name="T14">ihr sitzt</text:span><text:span text:style-name="T15"> – wy siedzicie</text:span></text:p>
        <text:p text:style-name="P29"><text:span text:style-name="T14">sie sitzen</text:span><text:span text:style-name="T15"> – oni siedzą</text:span></text:p>
        <text:p text:style-name="P30"><text:span text:style-name="T14">Sie sitzen</text:span><text:span text:style-name="T15"> – Państwo siedzą</text:span></text:p>
        <text:p text:style-name="P7"><text:span text:style-name="T28">angeln</text:span><text:span text:style-name="T1"> – łowić ryby</text:span></text:p>
        <text:p text:style-name="P29">ich angle<text:span text:style-name="T1"> – </text:span><text:span text:style-name="T5">ja łowię ryby</text:span></text:p>
        <text:p text:style-name="P29">du anglest<text:span text:style-name="T1"> – </text:span><text:span text:style-name="T5">ty łowisz ryby</text:span></text:p>
        <text:p text:style-name="P29">er anglet<text:span text:style-name="T1"> – </text:span><text:span text:style-name="T5">on łowi ryby</text:span></text:p>
        <text:p text:style-name="P29">sie anglet<text:span text:style-name="T1"> – </text:span><text:span text:style-name="T5">ona łowi ryby</text:span></text:p>
        <text:p text:style-name="P29">es anglet<text:span text:style-name="T1"> – </text:span><text:span text:style-name="T5">ono łowi ryby</text:span></text:p>
        <text:p text:style-name="P29">wir angeln –<text:span text:style-name="T1"> </text:span><text:span text:style-name="T5">my łowimy ryby</text:span></text:p>
        <text:p text:style-name="P29">ihr anglet<text:span text:style-name="T1"> – </text:span><text:span text:style-name="T5">wy łowicie ryby</text:span></text:p>
        <text:p text:style-name="P29">sie angeln<text:span text:style-name="T1"> – </text:span><text:span text:style-name="T5">oni łowią ryby</text:span></text:p>
        <text:p text:style-name="P30">Sie angeln<text:span text:style-name="T1"> – </text:span><text:span text:style-name="T5">Państwo łowią ryby</text:span></text:p>
        <text:p text:style-name="P11"><text:span text:style-name="T28">haben</text:span><text:span text:style-name="T1"> – mieć</text:span></text:p>
        <text:p text:style-name="P31">ich habe<text:span text:style-name="T1"> – ja mam</text:span></text:p>
        <text:p text:style-name="P31">du habst <text:span text:style-name="T1">– ty masz</text:span></text:p>
        <text:p text:style-name="P31">er habt<text:span text:style-name="T1"> – on ma</text:span></text:p>
        <text:p text:style-name="P31">sie habt<text:span text:style-name="T1"> – ona ma</text:span></text:p>
        <text:p text:style-name="P31">es habt<text:span text:style-name="T1"> – ono ma</text:span></text:p>
        <text:p text:style-name="P31">wir haben<text:span text:style-name="T1"> – my mamy</text:span></text:p>
        <text:p text:style-name="P31">ihr habt<text:span text:style-name="T1"> – wy macie</text:span></text:p>
        <text:p text:style-name="P31">sie haben<text:span text:style-name="T1"> – oni mają</text:span></text:p>
        <text:p text:style-name="P33">Sie haben<text:span text:style-name="T1"> – Państwo mają</text:span></text:p>
        <text:p text:style-name="P16"/>
        <text:p text:style-name="P11"><text:soft-page-break/><text:span text:style-name="T28">erledigen</text:span><text:span text:style-name="T1"> – załatwić</text:span></text:p>
        <text:p text:style-name="P31">ich erledige<text:span text:style-name="T1"> – ja załatwiam</text:span></text:p>
        <text:p text:style-name="P31">du erledigest<text:span text:style-name="T1"> – ty załatwiasz</text:span></text:p>
        <text:p text:style-name="P31">er erlediget<text:span text:style-name="T1"> – on załatwia</text:span></text:p>
        <text:p text:style-name="P31">sie erlediget<text:span text:style-name="T1"> – ona załatwia</text:span></text:p>
        <text:p text:style-name="P31">es erlediget<text:span text:style-name="T1"> – ono załatwia</text:span></text:p>
        <text:p text:style-name="P31">wir erledigen<text:span text:style-name="T1"> – my załatwiamy</text:span></text:p>
        <text:p text:style-name="P31">ihr erlediget<text:span text:style-name="T1"> – wy załatwiacie</text:span></text:p>
        <text:p text:style-name="P31">sie erledigen<text:span text:style-name="T1"> – oni załatwiają</text:span></text:p>
        <text:p text:style-name="P34">Sie erledigen<text:span text:style-name="T1"> – Państwo załatwiają</text:span></text:p>
        <text:p text:style-name="P32"><text:span text:style-name="T32">vorstellen</text:span><text:span text:style-name="T22"> – przedstawiać się</text:span></text:p>
        <text:p text:style-name="P32"><text:span text:style-name="T49">ich stelle vor</text:span><text:span text:style-name="T6"> – ja przedstawiam się</text:span></text:p>
        <text:p text:style-name="P35">du stellst vor<text:span text:style-name="T1"> – ty przedstawiasz się</text:span></text:p>
        <text:p text:style-name="P35">er stellt vor<text:span text:style-name="T1"> – on przedstawia się</text:span></text:p>
        <text:p text:style-name="P35">sie stellt vor<text:span text:style-name="T1"> – ona przedstawia się</text:span></text:p>
        <text:p text:style-name="P35">es stellt vor<text:span text:style-name="T1"> – ono przedstawia się</text:span></text:p>
        <text:p text:style-name="P35">wir stellen vor –<text:span text:style-name="T1"> my przedstawiamy się</text:span></text:p>
        <text:p text:style-name="P35">ihr stellt vor<text:span text:style-name="T1"> – wy przedstawiacie się</text:span></text:p>
        <text:p text:style-name="P35">sie stellen vor<text:span text:style-name="T1"> – oni przedstawiają się</text:span></text:p>
        <text:p text:style-name="P36">Sie stellen vor<text:span text:style-name="T1"> – państwo przedstawiają się</text:span></text:p>
        <text:p text:style-name="P44">stehen<text:span text:style-name="T1"> – </text:span><text:span text:style-name="T41">stać</text:span></text:p>
        <text:p text:style-name="P50"><text:span text:style-name="T40">ich stehe</text:span><text:span text:style-name="T45"> – ja stoję</text:span></text:p>
        <text:p text:style-name="P50"><text:span text:style-name="T40">du stehst</text:span><text:span text:style-name="T41"> – ty stoisz</text:span></text:p>
        <text:p text:style-name="P50"><text:span text:style-name="T40">er steht</text:span><text:span text:style-name="T41"> – on stoi</text:span></text:p>
        <text:p text:style-name="P50"><text:span text:style-name="T40">sie steht</text:span><text:span text:style-name="T41"> – ona stoi</text:span></text:p>
        <text:p text:style-name="P50"><text:span text:style-name="T40">es steht</text:span><text:span text:style-name="T41"> – ono stoi</text:span></text:p>
        <text:p text:style-name="P50"><text:span text:style-name="T40">wir stehen –</text:span><text:span text:style-name="T41"> my stoimy</text:span></text:p>
        <text:p text:style-name="P50"><text:span text:style-name="T40">ihr steht</text:span><text:span text:style-name="T41"> – wy stoicie</text:span></text:p>
        <text:p text:style-name="P50"><text:span text:style-name="T40">sie stehen</text:span><text:span text:style-name="T41"> – oni stoją</text:span></text:p>
        <text:p text:style-name="P49"><text:span text:style-name="T40">Sie stehen</text:span><text:span text:style-name="T41"> – Państwo stoją</text:span></text:p>
        <text:p text:style-name="P45">bestellen<text:span text:style-name="T41"> – zamawiać</text:span></text:p>
        <text:p text:style-name="P55">ich bestelle<text:span text:style-name="T1"> – ja zamawiam</text:span></text:p>
        <text:p text:style-name="P55">du bestellst<text:span text:style-name="T1"> – ty zamawiasz</text:span></text:p>
        <text:p text:style-name="P37">er bestellt<text:span text:style-name="T1"> – on zamawia</text:span></text:p>
        <text:p text:style-name="P37">sie bestellt<text:span text:style-name="T1"> – ona zamawia</text:span></text:p>
        <text:p text:style-name="P37">es bestellt<text:span text:style-name="T1"> – ono zamawia</text:span></text:p>
        <text:p text:style-name="P37">wir bestellen<text:span text:style-name="T1"> – my zamawiamy</text:span></text:p>
        <text:p text:style-name="P37">ihr bestellt<text:span text:style-name="T1"> – wy zamawiacie</text:span></text:p>
        <text:p text:style-name="P37">sie bestellen<text:span text:style-name="T1"> – oni zamawiają</text:span></text:p>
        <text:p text:style-name="P38">Sie bestellen<text:span text:style-name="T1"> – Państwo zamawiają</text:span></text:p>
        <text:p text:style-name="P61"/>
        <text:p text:style-name="P60"><text:span text:style-name="T28">pr</text:span><text:span text:style-name="T29">ü</text:span><text:span text:style-name="T28">fen</text:span><text:span text:style-name="T1"> – sprawdzać</text:span></text:p>
        <text:p text:style-name="P56">ich pr<text:span text:style-name="T11">ü</text:span>fe<text:span text:style-name="T1"> – ja sprawdzam</text:span></text:p>
        <text:p text:style-name="P56">du pr<text:span text:style-name="T11">ü</text:span>fst<text:span text:style-name="T1"> – ty sprawdzasz</text:span></text:p>
        <text:p text:style-name="P56">er <text:s/>pr<text:span text:style-name="T11">ü</text:span>ft<text:span text:style-name="T1"> – on sprawdza</text:span></text:p>
        <text:p text:style-name="P56">sie pr<text:span text:style-name="T11">ü</text:span>ft<text:span text:style-name="T1"> – ona sprawdza</text:span></text:p>
        <text:p text:style-name="P56">es pr<text:span text:style-name="T11">ü</text:span>ft<text:span text:style-name="T1"> – ono sprawdza</text:span></text:p>
        <text:p text:style-name="P56">wir pr<text:span text:style-name="T11">ü</text:span>fen<text:span text:style-name="T1"> – my sprawdzamy</text:span></text:p>
        <text:p text:style-name="P56">ihr pr<text:span text:style-name="T11">ü</text:span>ft<text:span text:style-name="T1"> – wy sprawdzacie</text:span></text:p>
        <text:p text:style-name="P56">sie pr<text:span text:style-name="T11">ü</text:span>fen<text:span text:style-name="T1"> – oni sprawdzają</text:span></text:p>
        <text:p text:style-name="P57">Sie pr<text:span text:style-name="T11">ü</text:span>fen<text:span text:style-name="T1"> – Państwo sprawdzają</text:span></text:p>
        <text:p text:style-name="P46">k<text:span text:style-name="T50">ö</text:span>nnen<text:span text:style-name="T41"> – potrafić</text:span></text:p>
        <text:p text:style-name="P58">ich <text:span text:style-name="T51">kann</text:span><text:span text:style-name="T1"> – ja potrafię</text:span></text:p>
        <text:p text:style-name="P58">du <text:span text:style-name="T51">kannst</text:span><text:span text:style-name="T7"> – ty potrafisz</text:span></text:p>
        <text:p text:style-name="P58">er k<text:span text:style-name="T9">ö</text:span>nnt<text:span text:style-name="T1"> – </text:span><text:span text:style-name="T7">on potrafi</text:span></text:p>
        <text:p text:style-name="P58">sie <text:span text:style-name="T51">kann</text:span><text:span text:style-name="T7"> – ona potrafi</text:span></text:p>
        <text:p text:style-name="P58">es <text:span text:style-name="T51">kann</text:span><text:span text:style-name="T7"> – ono potrafi</text:span></text:p>
        <text:p text:style-name="P58">wir k<text:span text:style-name="T9">ö</text:span>nnen<text:span text:style-name="T1"> – </text:span><text:span text:style-name="T7">my potrafimy</text:span></text:p>
        <text:p text:style-name="P58">ihr k<text:span text:style-name="T9">ö</text:span>nnt<text:span text:style-name="T1"> – </text:span><text:span text:style-name="T7">wy potraficie</text:span></text:p>
        <text:p text:style-name="P58">sie k<text:span text:style-name="T9">ö</text:span>nnen<text:span text:style-name="T1"> –</text:span><text:span text:style-name="T7"> oni potrafią</text:span></text:p>
        <text:p text:style-name="P59">Sie k<text:span text:style-name="T9">ö</text:span>nnen<text:span text:style-name="T1"> – </text:span><text:span text:style-name="T7">Państwo potrafią</text:span></text:p>
        <text:p text:style-name="P47">geben<text:span text:style-name="T41"> – dawać</text:span></text:p>
        <text:p text:style-name="P52"><text:span text:style-name="T40">ich gebe</text:span><text:span text:style-name="T41"> – ja daję</text:span></text:p>
        <text:p text:style-name="P52"><text:span text:style-name="T40">du gibst</text:span><text:span text:style-name="T41"> – ty dajesz</text:span></text:p>
        <text:p text:style-name="P52"><text:span text:style-name="T40">er gibt</text:span><text:span text:style-name="T41"> – on daje</text:span></text:p>
        <text:p text:style-name="P52"><text:span text:style-name="T40">sie gibt</text:span><text:span text:style-name="T41"> – ona daje</text:span></text:p>
        <text:p text:style-name="P52"><text:span text:style-name="T40">es gibt</text:span><text:span text:style-name="T41"> – ono daje</text:span></text:p>
        <text:p text:style-name="P52"><text:span text:style-name="T40">wir geben</text:span><text:span text:style-name="T41"> – my dajemy</text:span></text:p>
        <text:p text:style-name="P52"><text:span text:style-name="T40">ihr gebt</text:span><text:span text:style-name="T41"> – wy dajecie</text:span></text:p>
        <text:p text:style-name="P52"><text:span text:style-name="T40">sie geben</text:span><text:span text:style-name="T41"> – oni dają</text:span></text:p>
        <text:p text:style-name="P51"><text:span text:style-name="T40">Sie geben</text:span><text:span text:style-name="T41"> – państwo dają</text:span></text:p>
        <text:p text:style-name="P48">brauchen<text:span text:style-name="T41"> – potrzebować</text:span></text:p>
        <text:p text:style-name="P53"><text:span text:style-name="T40">ich brauche</text:span><text:span text:style-name="T41"> – ja potrzebuję</text:span></text:p>
        <text:p text:style-name="P53"><text:span text:style-name="T40">du brauchst</text:span><text:span text:style-name="T41"> – ty potrzebujesz</text:span></text:p>
        <text:p text:style-name="P53"><text:span text:style-name="T40">er braucht</text:span><text:span text:style-name="T41"> – on potrzebuje</text:span></text:p>
        <text:p text:style-name="P53"><text:span text:style-name="T40">sie braucht</text:span><text:span text:style-name="T41"> – ona potrzebuje</text:span></text:p>
        <text:p text:style-name="P53"><text:span text:style-name="T40">es braucht</text:span><text:span text:style-name="T41"> – ono potrzebuje</text:span></text:p>
        <text:p text:style-name="P53"><text:span text:style-name="T40">wir brauchen</text:span><text:span text:style-name="T41"> – my potrzebujemy</text:span></text:p>
        <text:p text:style-name="P53"><text:span text:style-name="T40">ihr braucht</text:span><text:span text:style-name="T41"> – wy potrzebujecie</text:span></text:p>
        <text:p text:style-name="P53"><text:span text:style-name="T40">sie brauchen</text:span><text:span text:style-name="T41"> – oni potrzebują</text:span></text:p>
        <text:p text:style-name="P53"><text:span text:style-name="T40">Sie brauchen</text:span><text:span text:style-name="T41"> – Państwo potrzebują</text:span></text:p>
        <text:p text:style-name="P85"/>
        <text:section text:style-name="Sect2" text:name="Section2">
          <text:p text:style-name="P62"><text:soft-page-break/>machen<text:span text:style-name="T1"> </text:span><text:span text:style-name="T41">–</text:span><text:span text:style-name="T1"> </text:span><text:span text:style-name="T41">robić</text:span></text:p>
          <text:p text:style-name="P70"><text:span text:style-name="T40">ich mache</text:span><text:span text:style-name="T41"> – ja robię</text:span></text:p>
          <text:p text:style-name="P70"><text:span text:style-name="T40">du machst</text:span><text:span text:style-name="T41"> – ty robisz</text:span></text:p>
          <text:p text:style-name="P70"><text:span text:style-name="T40">er macht</text:span><text:span text:style-name="T41"> – on robi</text:span></text:p>
          <text:p text:style-name="P70"><text:span text:style-name="T40">sie macht</text:span><text:span text:style-name="T41"> – ona robi</text:span></text:p>
          <text:p text:style-name="P70"><text:span text:style-name="T40">es macht</text:span><text:span text:style-name="T41"> – ono robi</text:span></text:p>
          <text:p text:style-name="P70"><text:span text:style-name="T40">wir machen</text:span><text:span text:style-name="T41"> – my robimy</text:span></text:p>
          <text:p text:style-name="P70"><text:span text:style-name="T40">ihr macht</text:span><text:span text:style-name="T41"> – wy robicie</text:span></text:p>
          <text:p text:style-name="P70"><text:span text:style-name="T40">sie machen</text:span><text:span text:style-name="T41"> – oni robią</text:span></text:p>
          <text:p text:style-name="P69"><text:span text:style-name="T40">Sie machen</text:span><text:span text:style-name="T41"> – Państwo robią</text:span></text:p>
          <text:p text:style-name="P70"><text:span text:style-name="T27">sich </text:span><text:span text:style-name="T25">ernähre</text:span><text:span text:style-name="T26">n</text:span><text:span text:style-name="T47"> </text:span><text:span text:style-name="T48">–</text:span><text:span text:style-name="T47"> </text:span><text:span text:style-name="T48">odżywiać się</text:span></text:p>
          <text:p text:style-name="P88"><text:span text:style-name="T53">ich </text:span>ernähre <text:span text:style-name="T52">mich</text:span><text:span text:style-name="T8"> – ja odżywiam się</text:span></text:p>
          <text:p text:style-name="P91"><text:span text:style-name="T46">du </text:span>ernähre<text:span text:style-name="T52">st dich</text:span><text:span text:style-name="T8"> – ty odżywiasz się</text:span></text:p>
          <text:p text:style-name="P91"><text:span text:style-name="T52">er </text:span>ernähr<text:span text:style-name="T52">t sich –</text:span><text:span text:style-name="T8"> on odżywia się</text:span></text:p>
          <text:p text:style-name="P91"><text:span text:style-name="T52">sie </text:span>ernähr<text:span text:style-name="T52">t sich</text:span><text:span text:style-name="T8"> – ona odżywia się</text:span></text:p>
          <text:p text:style-name="P91"><text:span text:style-name="T52">es </text:span>ernähr<text:span text:style-name="T52">t sich</text:span><text:span text:style-name="T8"> – ono odżywia się</text:span></text:p>
          <text:p text:style-name="P91"><text:span text:style-name="T52">wir </text:span>ernähre<text:span text:style-name="T52">n uns</text:span><text:span text:style-name="T8"> – my odżywiamy się</text:span></text:p>
          <text:p text:style-name="P91"><text:span text:style-name="T52">ihr </text:span>ernähr<text:span text:style-name="T52">t euch</text:span><text:span text:style-name="T8"> – wy odżywiacie się</text:span></text:p>
          <text:p text:style-name="P91"><text:span text:style-name="T52">sie </text:span>ernähre<text:span text:style-name="T52">n sich</text:span><text:span text:style-name="T8"> – oni odżywiają się</text:span></text:p>
          <text:p text:style-name="P69"><text:span text:style-name="T46">Sie </text:span><text:span text:style-name="T40">ernähre</text:span><text:span text:style-name="T46">n sich </text:span><text:span text:style-name="T42">– Państwo odżywiają się</text:span></text:p>
          <text:p text:style-name="P63"><text:span text:style-name="T52">s</text:span>pielen<text:span text:style-name="T41"> – grać</text:span></text:p>
          <text:p text:style-name="P71"><text:span text:style-name="T40">ich spiele</text:span><text:span text:style-name="T41"> – ja gram</text:span></text:p>
          <text:p text:style-name="P71"><text:span text:style-name="T40">du spielst</text:span><text:span text:style-name="T41"> – ty grasz</text:span></text:p>
          <text:p text:style-name="P71"><text:span text:style-name="T40">er spielt</text:span><text:span text:style-name="T41"> – on gra</text:span></text:p>
          <text:p text:style-name="P71"><text:span text:style-name="T40">sie spielt</text:span><text:span text:style-name="T41"> – ona gra</text:span></text:p>
          <text:p text:style-name="P71"><text:span text:style-name="T40">es spielt</text:span><text:span text:style-name="T41"> – ono gra</text:span></text:p>
          <text:p text:style-name="P71"><text:span text:style-name="T40">wir spielen</text:span><text:span text:style-name="T41"> – my gramy</text:span></text:p>
          <text:p text:style-name="P71"><text:span text:style-name="T40">ihr spielt</text:span><text:span text:style-name="T41"> – wy gracie</text:span></text:p>
          <text:p text:style-name="P71"><text:span text:style-name="T40">sie spielen</text:span><text:span text:style-name="T41"> – oni grają</text:span></text:p>
          <text:p text:style-name="P72"><text:span text:style-name="T40">Sie spielen</text:span><text:span text:style-name="T41"> – Państwo grają</text:span></text:p>
          <text:p text:style-name="P64">studieren<text:span text:style-name="T41"> – studiować, uczyć się</text:span></text:p>
          <text:p text:style-name="P73"><text:span text:style-name="T40">ich studiere</text:span><text:span text:style-name="T41"> – ja studiuję</text:span></text:p>
          <text:p text:style-name="P73"><text:span text:style-name="T40">du studierst</text:span><text:span text:style-name="T41"> – ty studiujesz</text:span></text:p>
          <text:p text:style-name="P73"><text:span text:style-name="T40">er studiert</text:span><text:span text:style-name="T41"> – on studiuje</text:span></text:p>
          <text:p text:style-name="P73"><text:span text:style-name="T40">sie studiert</text:span><text:span text:style-name="T41"> – ona studiuje</text:span></text:p>
          <text:p text:style-name="P73"><text:span text:style-name="T40">es studiert</text:span><text:span text:style-name="T41"> – ono studiuje</text:span></text:p>
          <text:p text:style-name="P73"><text:span text:style-name="T40">wir studieren –</text:span><text:span text:style-name="T41"> my studiujemy</text:span></text:p>
          <text:p text:style-name="P73"><text:span text:style-name="T40">ihr studiert</text:span><text:span text:style-name="T41"> – wy studiujecie</text:span></text:p>
          <text:p text:style-name="P73"><text:span text:style-name="T40">sie studieren</text:span><text:span text:style-name="T41"> – oni studiują</text:span></text:p>
          <text:p text:style-name="P73"><text:span text:style-name="T40">Sie studieren</text:span><text:span text:style-name="T41"> – Państwo studiują</text:span></text:p>
          <text:p text:style-name="P69"><text:span text:style-name="T41"/></text:p>
          <text:p text:style-name="P65">sein<text:span text:style-name="T41"> – być</text:span></text:p>
          <text:p text:style-name="P74"><text:span text:style-name="T40">ich bin</text:span><text:span text:style-name="T41"> – ja jestem</text:span></text:p>
          <text:p text:style-name="P74"><text:span text:style-name="T40">du bist</text:span><text:span text:style-name="T41"> – ty jesteś</text:span></text:p>
          <text:p text:style-name="P74"><text:span text:style-name="T40">er ist</text:span><text:span text:style-name="T41"> – on jest</text:span></text:p>
          <text:p text:style-name="P74"><text:span text:style-name="T40">sie ist</text:span><text:span text:style-name="T41"> – ona jest</text:span></text:p>
          <text:p text:style-name="P74"><text:span text:style-name="T40">es ist</text:span><text:span text:style-name="T41"> – ono jest</text:span></text:p>
          <text:p text:style-name="P74"><text:span text:style-name="T40">wir sind</text:span><text:span text:style-name="T41"> – my jesteśmy</text:span></text:p>
          <text:p text:style-name="P74"><text:span text:style-name="T40">ihr seid</text:span><text:span text:style-name="T45"> – wy jesteście</text:span></text:p>
          <text:p text:style-name="P74"><text:span text:style-name="T40">sie sind</text:span><text:span text:style-name="T41"> – oni są</text:span></text:p>
          <text:p text:style-name="P75"><text:span text:style-name="T40">Sie sind</text:span><text:span text:style-name="T41"> – Państwo są</text:span></text:p>
          <text:p text:style-name="P66">suchen<text:span text:style-name="T41"> – szukać</text:span></text:p>
          <text:p text:style-name="P76"><text:span text:style-name="T40">ich suche</text:span><text:span text:style-name="T41"> – </text:span><text:span text:style-name="T43">ja szukam</text:span></text:p>
          <text:p text:style-name="P76"><text:span text:style-name="T40">du suchst</text:span><text:span text:style-name="T41"> – </text:span><text:span text:style-name="T43">ty szukasz</text:span></text:p>
          <text:p text:style-name="P76"><text:span text:style-name="T40">er sucht</text:span><text:span text:style-name="T41"> – </text:span><text:span text:style-name="T43">on szuka</text:span></text:p>
          <text:p text:style-name="P76"><text:span text:style-name="T40">sie sucht</text:span><text:span text:style-name="T41"> – </text:span><text:span text:style-name="T43">ona szuka</text:span></text:p>
          <text:p text:style-name="P76"><text:span text:style-name="T40">es sucht</text:span><text:span text:style-name="T41"> – </text:span><text:span text:style-name="T43">ono szuka</text:span></text:p>
          <text:p text:style-name="P76"><text:span text:style-name="T40">wir suchen</text:span><text:span text:style-name="T41"> – </text:span><text:span text:style-name="T43">my szukamy</text:span></text:p>
          <text:p text:style-name="P76"><text:span text:style-name="T40">ihr suchen</text:span><text:span text:style-name="T41"> – </text:span><text:span text:style-name="T43">wy szukacie</text:span></text:p>
          <text:p text:style-name="P76"><text:span text:style-name="T40">sie sucht</text:span><text:span text:style-name="T41"> – </text:span><text:span text:style-name="T43">oni szukają</text:span></text:p>
          <text:p text:style-name="P77"><text:span text:style-name="T40">Sie suchen</text:span><text:span text:style-name="T41"> – </text:span><text:span text:style-name="T43">Państwo szukają</text:span></text:p>
          <text:p text:style-name="P89"><text:span text:style-name="T38">l</text:span><text:span text:style-name="T28">iegen</text:span><text:span text:style-name="T1"> – leżeć</text:span></text:p>
          <text:p text:style-name="P86">ich liege<text:span text:style-name="T1"> – ja leżę</text:span></text:p>
          <text:p text:style-name="P79"><text:span text:style-name="T40">du liegst</text:span><text:span text:style-name="T41"> – ty leżysz</text:span></text:p>
          <text:p text:style-name="P79"><text:span text:style-name="T40">er liegt</text:span><text:span text:style-name="T41"> – on leży</text:span></text:p>
          <text:p text:style-name="P79"><text:span text:style-name="T40">sie liegt</text:span><text:span text:style-name="T41"> – ona leży</text:span></text:p>
          <text:p text:style-name="P79"><text:span text:style-name="T40">es liegt</text:span><text:span text:style-name="T41"> – ono leży</text:span></text:p>
          <text:p text:style-name="P79"><text:span text:style-name="T40">wir liegen</text:span><text:span text:style-name="T41"> – my leżymy</text:span></text:p>
          <text:p text:style-name="P79"><text:span text:style-name="T40">ihr liegt</text:span><text:span text:style-name="T41"> – wy leżycie</text:span></text:p>
          <text:p text:style-name="P79"><text:span text:style-name="T40">sie liegen</text:span><text:span text:style-name="T41"> – oni leżą</text:span></text:p>
          <text:p text:style-name="P78"><text:span text:style-name="T40">Sie liegen</text:span><text:span text:style-name="T41"> – państwo leżą</text:span></text:p>
          <text:p text:style-name="P90"><text:span text:style-name="T39">lieben</text:span><text:span text:style-name="T1"> – kochać</text:span></text:p>
          <text:p text:style-name="P87">ich liebe<text:span text:style-name="T1"> – ja kocham</text:span></text:p>
          <text:p text:style-name="P87">du liebst<text:span text:style-name="T1"> – ty kochasz</text:span></text:p>
          <text:p text:style-name="P87">er liebt<text:span text:style-name="T1"> – on kocha</text:span></text:p>
          <text:p text:style-name="P87">sie liebt<text:span text:style-name="T1"> – ona kocha</text:span></text:p>
          <text:p text:style-name="P87">es liebt<text:span text:style-name="T1"> – ono kocha</text:span></text:p>
          <text:p text:style-name="P87">wir lieben<text:span text:style-name="T1"> – my kochamy</text:span></text:p>
          <text:p text:style-name="P87">ihr liebt<text:span text:style-name="T1"> – wy kochacie</text:span></text:p>
          <text:p text:style-name="P87">sie lieben<text:span text:style-name="T1"> – oni kochają</text:span></text:p>
          <text:p text:style-name="P87">Sie lieben<text:span text:style-name="T1"> – Państwo kochają</text:span></text:p>
          <text:p text:style-name="P69"><text:span text:style-name="T41"/></text:p>
          <text:section text:style-name="Sect2" text:name="Section3">
            <text:p text:style-name="P67"><text:soft-page-break/>kennen<text:span text:style-name="T1"> </text:span><text:span text:style-name="T41">– znać</text:span></text:p>
            <text:p text:style-name="P82"><text:span text:style-name="T40">ich kenne</text:span><text:span text:style-name="T41"> – </text:span><text:span text:style-name="T44">ja znam</text:span></text:p>
            <text:p text:style-name="P82"><text:span text:style-name="T40">du kennst</text:span><text:span text:style-name="T41"> – </text:span><text:span text:style-name="T44">ty znasz</text:span></text:p>
            <text:p text:style-name="P82"><text:span text:style-name="T40">er kennt</text:span><text:span text:style-name="T41"> – </text:span><text:span text:style-name="T44">on zna</text:span></text:p>
            <text:p text:style-name="P82"><text:span text:style-name="T40">sie kennt</text:span><text:span text:style-name="T41"> – </text:span><text:span text:style-name="T44">ona zna</text:span></text:p>
            <text:p text:style-name="P82"><text:span text:style-name="T40">es kennt</text:span><text:span text:style-name="T41"> – </text:span><text:span text:style-name="T44">oni znają</text:span></text:p>
            <text:p text:style-name="P82"><text:span text:style-name="T40">wir kennen</text:span><text:span text:style-name="T41"> – </text:span><text:span text:style-name="T44">my znamy</text:span></text:p>
            <text:p text:style-name="P82"><text:span text:style-name="T40">ihr kennen </text:span><text:span text:style-name="T41">– </text:span><text:span text:style-name="T44">wy znacie</text:span></text:p>
            <text:p text:style-name="P82"><text:span text:style-name="T40">sie kennen</text:span><text:span text:style-name="T41"> – </text:span><text:span text:style-name="T44">oni znają</text:span></text:p>
            <text:p text:style-name="P81"><text:span text:style-name="T40">Sie kennen</text:span><text:span text:style-name="T41"> – </text:span><text:span text:style-name="T44">Państwo znają</text:span></text:p>
            <text:p text:style-name="P68">reden<text:span text:style-name="T41"> – mówić, rozmawiać</text:span></text:p>
            <text:p text:style-name="P82"><text:span text:style-name="T40">ich rede </text:span><text:span text:style-name="T41">– </text:span><text:span text:style-name="T44">ja mówię</text:span></text:p>
            <text:p text:style-name="P82"><text:span text:style-name="T40">du redest</text:span><text:span text:style-name="T41"> – </text:span><text:span text:style-name="T44">ty mówisz</text:span></text:p>
            <text:p text:style-name="P82"><text:span text:style-name="T40">er redet </text:span><text:span text:style-name="T41">– </text:span><text:span text:style-name="T44">on mówi</text:span></text:p>
            <text:p text:style-name="P82"><text:span text:style-name="T40">sie redet</text:span><text:span text:style-name="T41"> – </text:span><text:span text:style-name="T44">ona mówi</text:span></text:p>
            <text:p text:style-name="P82"><text:span text:style-name="T40">es redet</text:span><text:span text:style-name="T41"> – </text:span><text:span text:style-name="T44">ono mówi</text:span></text:p>
            <text:p text:style-name="P82"><text:span text:style-name="T40">wir reden </text:span><text:span text:style-name="T41">– </text:span><text:span text:style-name="T44">my mówimy</text:span></text:p>
            <text:p text:style-name="P82"><text:span text:style-name="T40">ihr redet </text:span><text:span text:style-name="T41">– </text:span><text:span text:style-name="T44">wy mówicie</text:span></text:p>
            <text:p text:style-name="P82"><text:span text:style-name="T40">sie reden </text:span><text:span text:style-name="T41">– </text:span><text:span text:style-name="T44">oni mówią</text:span></text:p>
            <text:p text:style-name="P81"><text:span text:style-name="T40">Sie reden</text:span><text:span text:style-name="T41"> – </text:span><text:span text:style-name="T44">Państwo mówią</text:span></text:p>
            <text:p text:style-name="P68">trinken<text:span text:style-name="T41"> – pić</text:span></text:p>
            <text:p text:style-name="P82"><text:span text:style-name="T40">ich trinke</text:span><text:span text:style-name="T41"> – </text:span><text:span text:style-name="T44">ja piję</text:span></text:p>
            <text:p text:style-name="P82"><text:span text:style-name="T40">du trinkest</text:span><text:span text:style-name="T41"> – </text:span><text:span text:style-name="T44">ty pijesz</text:span></text:p>
            <text:p text:style-name="P82"><text:span text:style-name="T40">er trinket </text:span><text:span text:style-name="T41">– </text:span><text:span text:style-name="T44">on pije</text:span></text:p>
            <text:p text:style-name="P82"><text:span text:style-name="T40">sie trinket</text:span><text:span text:style-name="T41"> – </text:span><text:span text:style-name="T44">ona pije</text:span></text:p>
            <text:p text:style-name="P82"><text:span text:style-name="T40">es trinket </text:span><text:span text:style-name="T41">– </text:span><text:span text:style-name="T44">ono pije</text:span></text:p>
            <text:p text:style-name="P82"><text:span text:style-name="T40">wir trinken</text:span><text:span text:style-name="T41"> – </text:span><text:span text:style-name="T44">my pijemy</text:span></text:p>
            <text:p text:style-name="P82"><text:span text:style-name="T40">ihr trinket</text:span><text:span text:style-name="T41"> – </text:span><text:span text:style-name="T44">wy pijecie</text:span></text:p>
            <text:p text:style-name="P82"><text:span text:style-name="T40">sie trinken </text:span><text:span text:style-name="T41">– </text:span><text:span text:style-name="T44">oni piją</text:span></text:p>
            <text:p text:style-name="P81"><text:span text:style-name="T40">Sie trinken</text:span><text:span text:style-name="T41"> – </text:span><text:span text:style-name="T44">Państwo pijecie</text:span></text:p>
            <text:p text:style-name="P68">baden<text:span text:style-name="T41"> – kąpać się</text:span></text:p>
            <text:p text:style-name="P82"><text:span text:style-name="T40">ich bade</text:span><text:span text:style-name="T41"> – </text:span><text:span text:style-name="T44">ja kąpię się</text:span></text:p>
            <text:p text:style-name="P82"><text:span text:style-name="T40">du badest</text:span><text:span text:style-name="T41"> – </text:span><text:span text:style-name="T44">ty kąpiesz się</text:span></text:p>
            <text:p text:style-name="P82"><text:span text:style-name="T40">er badet </text:span><text:span text:style-name="T41">– </text:span><text:span text:style-name="T44">on kąpie się</text:span></text:p>
            <text:p text:style-name="P82"><text:span text:style-name="T40">sie badet </text:span><text:span text:style-name="T41">– </text:span><text:span text:style-name="T44">ona kąpie się</text:span></text:p>
            <text:p text:style-name="P82"><text:span text:style-name="T40">es badet </text:span><text:span text:style-name="T41">– </text:span><text:span text:style-name="T44">ono kąpie się</text:span></text:p>
            <text:p text:style-name="P82"><text:span text:style-name="T40">wir baden</text:span><text:span text:style-name="T41"> – </text:span><text:span text:style-name="T44">my kąpiemy się</text:span></text:p>
            <text:p text:style-name="P82"><text:span text:style-name="T40">ihr badet</text:span><text:span text:style-name="T41"> – </text:span><text:span text:style-name="T44">wy kąpiecie się</text:span></text:p>
            <text:p text:style-name="P82"><text:span text:style-name="T40">sie baden </text:span><text:span text:style-name="T41">– </text:span><text:span text:style-name="T44">oni kąpią się</text:span></text:p>
            <text:p text:style-name="P81"><text:span text:style-name="T40">Sie baden</text:span><text:span text:style-name="T41"> – </text:span><text:span text:style-name="T44">Państwo kąpią się</text:span></text:p>
            <text:p text:style-name="P68"/>
            <text:p text:style-name="P68">gehen<text:span text:style-name="T41"> – iść</text:span></text:p>
            <text:p text:style-name="P82"><text:span text:style-name="T40">ich gehe</text:span><text:span text:style-name="T41"> – </text:span><text:span text:style-name="T44">ja idę</text:span></text:p>
            <text:p text:style-name="P82"><text:span text:style-name="T40">du gehst</text:span><text:span text:style-name="T41"> – </text:span><text:span text:style-name="T44">ty idziesz</text:span></text:p>
            <text:p text:style-name="P82"><text:span text:style-name="T40">er geht</text:span><text:span text:style-name="T41"> – </text:span><text:span text:style-name="T44">on idzie</text:span></text:p>
            <text:p text:style-name="P82"><text:span text:style-name="T40">sie geht</text:span><text:span text:style-name="T41"> – </text:span><text:span text:style-name="T44">ona idzie</text:span></text:p>
            <text:p text:style-name="P82"><text:span text:style-name="T40">es</text:span><text:span text:style-name="T41"> </text:span><text:span text:style-name="T40">geht</text:span><text:span text:style-name="T41"> – </text:span><text:span text:style-name="T44">ono idzie</text:span></text:p>
            <text:p text:style-name="P82"><text:span text:style-name="T40">wir</text:span><text:span text:style-name="T41"> </text:span><text:span text:style-name="T40">gehen</text:span><text:span text:style-name="T41"> – </text:span><text:span text:style-name="T44">my idziemy</text:span></text:p>
            <text:p text:style-name="P82"><text:span text:style-name="T40">ihr</text:span><text:span text:style-name="T41"> </text:span><text:span text:style-name="T40">geht</text:span><text:span text:style-name="T41"> – </text:span><text:span text:style-name="T44">wy idziecie</text:span></text:p>
            <text:p text:style-name="P82"><text:span text:style-name="T40">sie</text:span><text:span text:style-name="T41"> </text:span><text:span text:style-name="T40">gehen</text:span><text:span text:style-name="T41"> – </text:span><text:span text:style-name="T44">oni idą</text:span></text:p>
            <text:p text:style-name="P81"><text:span text:style-name="T40">Sie</text:span><text:span text:style-name="T41"> </text:span><text:span text:style-name="T40">gehen</text:span><text:span text:style-name="T41"> – </text:span><text:span text:style-name="T44">państwo idą</text:span></text:p>
            <text:p text:style-name="P68">leben<text:span text:style-name="T41"> – żyć</text:span></text:p>
            <text:p text:style-name="P82"><text:span text:style-name="T40">ich</text:span><text:span text:style-name="T41"> </text:span><text:span text:style-name="T40">lebe</text:span><text:span text:style-name="T41"> – </text:span><text:span text:style-name="T44">ja żyję</text:span></text:p>
            <text:p text:style-name="P82"><text:span text:style-name="T40">du</text:span><text:span text:style-name="T41"> </text:span><text:span text:style-name="T40">lebst</text:span><text:span text:style-name="T41"> – </text:span><text:span text:style-name="T44">ty żyjesz</text:span></text:p>
            <text:p text:style-name="P82"><text:span text:style-name="T40">er</text:span><text:span text:style-name="T41"> </text:span><text:span text:style-name="T40">lebt</text:span><text:span text:style-name="T41"> – </text:span><text:span text:style-name="T44">on żyje</text:span></text:p>
            <text:p text:style-name="P82"><text:span text:style-name="T40">sie</text:span><text:span text:style-name="T41"> </text:span><text:span text:style-name="T40">lebt</text:span><text:span text:style-name="T41"> – </text:span><text:span text:style-name="T44">ona żyje</text:span></text:p>
            <text:p text:style-name="P82"><text:span text:style-name="T40">es</text:span><text:span text:style-name="T41"> </text:span><text:span text:style-name="T40">lebt</text:span><text:span text:style-name="T41"> – </text:span><text:span text:style-name="T44">ono żyje</text:span></text:p>
            <text:p text:style-name="P82"><text:span text:style-name="T40">wir</text:span><text:span text:style-name="T41"> </text:span><text:span text:style-name="T40">leben</text:span><text:span text:style-name="T41"> – </text:span><text:span text:style-name="T44">my żyjemy</text:span></text:p>
            <text:p text:style-name="P82"><text:span text:style-name="T40">ihr</text:span><text:span text:style-name="T41"> </text:span><text:span text:style-name="T40">lebt</text:span><text:span text:style-name="T41"> – </text:span><text:span text:style-name="T44">wy żyjecie</text:span></text:p>
            <text:p text:style-name="P82"><text:span text:style-name="T40">sie</text:span><text:span text:style-name="T41"> </text:span><text:span text:style-name="T40">leben</text:span><text:span text:style-name="T41"> – </text:span><text:span text:style-name="T44">oni żyją</text:span></text:p>
            <text:p text:style-name="P81"><text:span text:style-name="T40">Sie</text:span><text:span text:style-name="T41"> </text:span><text:span text:style-name="T40">leben</text:span><text:span text:style-name="T41"> – </text:span><text:span text:style-name="T44">Państwo żyją</text:span></text:p>
            <text:p text:style-name="P68">wohnen<text:span text:style-name="T41"> – mieszkać</text:span></text:p>
            <text:p text:style-name="P83"><text:span text:style-name="T40">ich</text:span><text:span text:style-name="T41"> </text:span><text:span text:style-name="T40">wohne</text:span><text:span text:style-name="T41"> – ja mieszkam</text:span></text:p>
            <text:p text:style-name="P83"><text:span text:style-name="T40">du</text:span><text:span text:style-name="T41"> </text:span><text:span text:style-name="T40">wohnst</text:span><text:span text:style-name="T41"> – ty mieszkasz</text:span></text:p>
            <text:p text:style-name="P83"><text:span text:style-name="T40">er</text:span><text:span text:style-name="T41"> </text:span><text:span text:style-name="T40">wohnt</text:span><text:span text:style-name="T41"> – on mieszka</text:span></text:p>
            <text:p text:style-name="P83"><text:span text:style-name="T40">sie</text:span><text:span text:style-name="T41"> </text:span><text:span text:style-name="T40">wohnt</text:span><text:span text:style-name="T41"> – ona mieszka</text:span></text:p>
            <text:p text:style-name="P83"><text:span text:style-name="T40">es</text:span><text:span text:style-name="T41"> </text:span><text:span text:style-name="T40">wohnt</text:span><text:span text:style-name="T41"> – ono mieszka</text:span></text:p>
            <text:p text:style-name="P83"><text:span text:style-name="T40">wir</text:span><text:span text:style-name="T41"> </text:span><text:span text:style-name="T40">wohnen</text:span><text:span text:style-name="T41"> – my mieszkamy</text:span></text:p>
            <text:p text:style-name="P83"><text:span text:style-name="T40">ihr</text:span><text:span text:style-name="T41"> </text:span><text:span text:style-name="T40">wohnt</text:span><text:span text:style-name="T41"> – wy mieszkacie</text:span></text:p>
            <text:p text:style-name="P83"><text:span text:style-name="T40">sie</text:span><text:span text:style-name="T41"> </text:span><text:span text:style-name="T40">wohnen</text:span><text:span text:style-name="T41"> – oni mieszkają</text:span></text:p>
            <text:p text:style-name="P84"><text:span text:style-name="T40">Sie</text:span><text:span text:style-name="T41"> </text:span><text:span text:style-name="T40">wohnen</text:span><text:span text:style-name="T41"> – Państwo mieszkają</text:span></text:p>
            <text:p text:style-name="P81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oft-page-break/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  <text:p text:style-name="P80"><text:span text:style-name="T1"/></text:p>
          </text:section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69"><text:soft-page-break/><text:span text:style-name="T41"/></text:p>
          <text:p text:style-name="P69"><text:span text:style-name="T41"/></text:p>
          <text:p text:style-name="P69"><text:span text:style-name="T41"/></text:p>
          <text:p text:style-name="P69"><text:span text:style-name="T41"/></text:p>
          <text:p text:style-name="P91"><text:span text:style-name="T42"/></text:p>
        </text:section>
        <text:p text:style-name="P12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</text:section>
      <text:p text:style-name="P2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714c7" officeooo:paragraph-rsid="000714c7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zasowniki - Indikati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3:53:06.342811251</meta:creation-date>
    <dc:date>2019-01-27T19:41:26.396251295</dc:date>
    <meta:editing-duration>PT1H56M43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7" meta:paragraph-count="391" meta:word-count="1560" meta:character-count="9190" meta:non-whitespace-character-count="7630"/>
  </office:meta>
</office:document-meta>
</file>